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142.24mm"/>
    </style:style>
    <style:style style:name="co3" style:family="table-column">
      <style:table-column-properties fo:break-before="auto" style:column-width="120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brary jackson / jl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ID princi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ibali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OPS polymorphism (with exampl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d hiding</text:p>
          </table:table-cell>
          <table:table-cell/>
        </table:table-row>
        <table:table-row table:style-name="ro1">
          <table:table-cell office:value-type="string" calcext:value-type="string">
            <text:p>Coding</text:p>
          </table:table-cell>
          <table:table-cell office:value-type="string" calcext:value-type="string">
            <text:p>Reverse String or Sentenc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nerclass -&gt; static inner class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ss modifi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ton breaking with Serialization/ Clonning / Refl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s of Serial version UU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ed hash map and linked hash set internal wor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complexities of every DS in coll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mple of failfast and fail safes ? How to avoid these situation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plcate from a given list ?</text:p>
          </table:table-cell>
          <table:table-cell/>
        </table:table-row>
        <table:table-row table:style-name="ro1">
          <table:table-cell office:value-type="string" calcext:value-type="string">
            <text:p>Coding</text:p>
          </table:table-cell>
          <table:table-cell office:value-type="string" calcext:value-type="string">
            <text:p>Hashmap sor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race conditio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callback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rable and comparator ? Why two interface why not one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mediate and Terminal ope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ure and completable future ? Dif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gregate and group by function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redicate and bifunctional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al ? Why to use optional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 and flat map</text:p>
          </table:table-cell>
          <table:table-cell/>
        </table:table-row>
        <table:table-row table:style-name="ro1">
          <table:table-cell office:value-type="string" calcext:value-type="string">
            <text:p>codign</text:p>
          </table:table-cell>
          <table:table-cell office:value-type="string" calcext:value-type="string">
            <text:p>given a list of employee -&gt; third highest salary emplyee using java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ven a word in small caps -&gt; print its last two char in UPPER CASE using java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xecutor frame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k and join working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down latch and cyclic ba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ign que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ad lo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phor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are thread pool types in ja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stream and parellel stream in java with exampl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dicate and functional interface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ERFORMANCE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Jmeter ? Jprofiler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ad dump and heap dump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ize method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cycle of gc ? All the algorithm ? Full / partial/ major / minor /young /old g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detect and solve dead lock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identify and resolve “outofmemory” beside increasing the jvm memory spac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vm configuration? (in out param)</text:p>
          </table:table-cell>
          <table:table-cell/>
        </table:table-row>
        <table:table-row table:style-name="ro1">
          <table:table-cell table:style-name="ce1" office:value-type="string" calcext:value-type="string">
            <text:p>Design pattern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dign</text:p>
          </table:table-cell>
          <table:table-cell office:value-type="string" calcext:value-type="string">
            <text:p>singleton by double treadsafe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 pattern category when to use which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button for three interface ? i.e “Mobile” “tv” “tab” which pattern to use ? <text:s/>Adap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 pattern use cases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ssaging solution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what is the role of zoo kee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PIC and QUEUE dif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define partitioning in kaf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the broker in kaf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the offse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subscriber durability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uration of kafka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eventbase framework works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ssandra / DB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what is sharding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 theora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ustering index and non clustering index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 /RIGHT /SELF / INNER all joins ?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nd the second highest salary </text:p>
          </table:table-cell>
          <table:table-cell table:style-name="ce3" office:value-type="string" calcext:value-type="string">
            <text:p><text:span text:style-name="T1">select id from Employee   limit  3,1</text:span>;</text:p>
          </table:table-cell>
        </table:table-row>
        <table:table-row table:style-name="ro1">
          <table:table-cell/>
          <table:table-cell office:value-type="string" calcext:value-type="string">
            <text:p>Basic of SP and trigger 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loyee class with -&gt; ID [1,2,,3,4]  =&gt; DESG[VP, SVP, DEV] =&gt; LOCATION[noida, banglore, etc]</text:p>
            <text:p><text:span text:style-name="T1">find the location having more than 2 vps ?</text:span></text:p>
          </table:table-cell>
          <table:table-cell office:value-type="string" calcext:value-type="string">
            <text:p/>
            <text:p> select count(e.title) , e.location from Employee  e where id in (select id from Employee  where title like "VP") group by location having count(e.title) &gt; 2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PA and Hibernate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eager and lazy loading ?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<text:span text:style-name="T2">st</text:span> level and second level cache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on functional requirement 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Multitena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are non functional requirement</text:p>
          </table:table-cell>
          <table:table-cell/>
        </table:table-row>
        <table:table-row table:style-name="ro1">
          <table:table-cell table:style-name="ce1" office:value-type="string" calcext:value-type="string">
            <text:p>Architectural principal ?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Data at Rest and Motio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you designing HLD and LLD of any project give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al principal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olvement in deciding which tech to use for projec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diagram / UML / Sequential / Structural diagra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al overview of applic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ev OPS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canary 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green deployment</text:p>
          </table:table-cell>
          <table:table-cell/>
        </table:table-row>
        <table:table-row table:style-name="ro1">
          <table:table-cell office:value-type="string" calcext:value-type="string">
            <text:p>Docker / Jenkins / K8</text:p>
          </table:table-cell>
          <table:table-cell office:value-type="string" calcext:value-type="string">
            <text:p>docker file and docker compose differenc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 swarm and kuberne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ing a docker imag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less component in k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duction support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fix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phQL / Service Mesh / GRPC / Integr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lar / Reach ?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Testing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BB / TDD / mockito unit / integr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Log Exporting / Consolidating / monitor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uthentication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JWT Oa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uth grant type ? -&gt; Client cred / pwd / implicit / authco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st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idempote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ioning and pagin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TE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ecomopose monolithic to mc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 cutting challenges during this conversio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o transation management ? SAGA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maintain data consistenceny b/w mc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GA orchestration and coreography ? When to use which on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e discovery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handle fall back mechanish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ain about netflix stack ? Eureka, Ribbon, hystrix , zuul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ching in the mc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QRS pattern ? When to use i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Bounded contex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ain DDD approach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erence b/w SAT ANAMIC domain mod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 theora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ain about distributed environment ? When do you call ur application is in dist env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t practice for the rest end poi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 pagination and versioning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erence b/w idempotent and non idempot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ry param / path pa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act first approa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 api specification ? how its different from swagger ?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ure swagger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 communication IPC ?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gger property for date and tim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 for rest end point ? Dummy CODING EXCERCI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Serverless computing using Lamda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rage service EC2 / S3 diffference ? And 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M is importan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ecurity</text:p>
          </table:table-cell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WT and Oa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generate JW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c Oauth and Oauth2 differenc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t type of Oauth ? And which one you used wh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ation policy of api gateway ? Very importan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o traffic management and traffic rou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o authentication flow in API gatewa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/ K8 / Java8 / NFR/ Team management / Multi threading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2:10:00.348314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4:31:07.451893948</meta:creation-date>
    <meta:generator>LibreOffice/6.0.7.3$Linux_X86_64 LibreOffice_project/00m0$Build-3</meta:generator>
    <dc:date>2021-03-11T12:56:02.484647759</dc:date>
    <meta:editing-duration>PT2H39M3S</meta:editing-duration>
    <meta:editing-cycles>16</meta:editing-cycles>
    <meta:document-statistic meta:table-count="1" meta:cell-count="150" meta:object-count="0"/>
  </office:meta>
</office:document-meta>
</file>